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91944"/>
    </style:style>
    <style:style style:name="P15" style:family="paragraph" style:parent-style-name="Text_20_body">
      <style:text-properties officeooo:rsid="06491944" officeooo:paragraph-rsid="064c49f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6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7" style:family="paragraph" style:parent-style-name="Heading_20_2">
      <style:paragraph-properties fo:line-height="100%"/>
      <style:text-properties officeooo:rsid="05f87ff8" officeooo:paragraph-rsid="0629470b"/>
    </style:style>
    <style:style style:name="P28" style:family="paragraph" style:parent-style-name="Heading_20_2">
      <style:paragraph-properties fo:line-height="100%"/>
      <style:text-properties officeooo:rsid="05f87ff8" officeooo:paragraph-rsid="06402cac"/>
    </style:style>
    <style:style style:name="P29" style:family="paragraph" style:parent-style-name="Heading_20_2">
      <style:paragraph-properties fo:line-height="100%"/>
      <style:text-properties officeooo:rsid="06137e7f" officeooo:paragraph-rsid="0618a878"/>
    </style:style>
    <style:style style:name="P30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officeooo:rsid="05f53991"/>
    </style:style>
    <style:style style:name="T3" style:family="text">
      <style:text-properties officeooo:rsid="05f676d3"/>
    </style:style>
    <style:style style:name="T4" style:family="text">
      <style:text-properties officeooo:rsid="05f695a4"/>
    </style:style>
    <style:style style:name="T5" style:family="text">
      <style:text-properties officeooo:rsid="05fbd529"/>
    </style:style>
    <style:style style:name="T6" style:family="text">
      <style:text-properties officeooo:rsid="05fdfbb9"/>
    </style:style>
    <style:style style:name="T7" style:family="text">
      <style:text-properties fo:font-size="8pt" officeooo:rsid="05fdfbb9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5fbd529" style:font-size-asian="10pt" style:font-size-complex="10pt"/>
    </style:style>
    <style:style style:name="T10" style:family="text">
      <style:text-properties fo:font-size="10pt" officeooo:rsid="05ff36df" style:font-size-asian="10pt" style:font-size-complex="10pt"/>
    </style:style>
    <style:style style:name="T11" style:family="text">
      <style:text-properties fo:font-size="10pt" officeooo:rsid="0600cb03" style:font-size-asian="10pt" style:font-size-complex="10pt"/>
    </style:style>
    <style:style style:name="T12" style:family="text">
      <style:text-properties officeooo:rsid="05fe4711"/>
    </style:style>
    <style:style style:name="T13" style:family="text">
      <style:text-properties officeooo:rsid="06002e3e"/>
    </style:style>
    <style:style style:name="T14" style:family="text">
      <style:text-properties officeooo:rsid="0603437e"/>
    </style:style>
    <style:style style:name="T15" style:family="text">
      <style:text-properties officeooo:rsid="060418f9"/>
    </style:style>
    <style:style style:name="T16" style:family="text">
      <style:text-properties officeooo:rsid="0606cec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604ea93" style:font-weight-asian="normal" style:font-weight-complex="normal"/>
    </style:style>
    <style:style style:name="T19" style:family="text">
      <style:text-properties fo:font-weight="normal" officeooo:rsid="06079452" style:font-weight-asian="normal" style:font-weight-complex="normal"/>
    </style:style>
    <style:style style:name="T20" style:family="text">
      <style:text-properties officeooo:rsid="0608503f"/>
    </style:style>
    <style:style style:name="T21" style:family="text">
      <style:text-properties officeooo:rsid="0608f3c1"/>
    </style:style>
    <style:style style:name="T22" style:family="text">
      <style:text-properties officeooo:rsid="060aa6c8"/>
    </style:style>
    <style:style style:name="T23" style:family="text">
      <style:text-properties officeooo:rsid="060cd3e9"/>
    </style:style>
    <style:style style:name="T24" style:family="text">
      <style:text-properties officeooo:rsid="0611bc65"/>
    </style:style>
    <style:style style:name="T25" style:family="text">
      <style:text-properties officeooo:rsid="061256b1"/>
    </style:style>
    <style:style style:name="T26" style:family="text">
      <style:text-properties officeooo:rsid="06134517"/>
    </style:style>
    <style:style style:name="T27" style:family="text">
      <style:text-properties officeooo:rsid="06143260"/>
    </style:style>
    <style:style style:name="T28" style:family="text">
      <style:text-properties officeooo:rsid="0618a878"/>
    </style:style>
    <style:style style:name="T29" style:family="text">
      <style:text-properties officeooo:rsid="06248a61"/>
    </style:style>
    <style:style style:name="T30" style:family="text">
      <style:text-properties officeooo:rsid="06265032"/>
    </style:style>
    <style:style style:name="T31" style:family="text">
      <style:text-properties officeooo:rsid="0627a010"/>
    </style:style>
    <style:style style:name="T32" style:family="text">
      <style:text-properties officeooo:rsid="0629470b"/>
    </style:style>
    <style:style style:name="T33" style:family="text">
      <style:text-properties officeooo:rsid="0633ed3c"/>
    </style:style>
    <style:style style:name="T34" style:family="text">
      <style:text-properties officeooo:rsid="063696fa"/>
    </style:style>
    <style:style style:name="T35" style:family="text">
      <style:text-properties officeooo:rsid="06387ff4"/>
    </style:style>
    <style:style style:name="T36" style:family="text">
      <style:text-properties officeooo:rsid="063be564"/>
    </style:style>
    <style:style style:name="T37" style:family="text">
      <style:text-properties officeooo:rsid="06402cac"/>
    </style:style>
    <style:style style:name="T38" style:family="text">
      <style:text-properties officeooo:rsid="0643dea6"/>
    </style:style>
    <style:style style:name="T39" style:family="text">
      <style:text-properties officeooo:rsid="0645dda6"/>
    </style:style>
    <style:style style:name="T40" style:family="text">
      <style:text-properties officeooo:rsid="0647c1a7"/>
    </style:style>
    <style:style style:name="T41" style:family="text">
      <style:text-properties officeooo:rsid="06491944"/>
    </style:style>
    <style:style style:name="T42" style:family="text">
      <style:text-properties officeooo:rsid="064ad8b5"/>
    </style:style>
    <style:style style:name="T43" style:family="text">
      <style:text-properties officeooo:rsid="064c49f1"/>
    </style:style>
    <style:style style:name="T44" style:family="text">
      <style:text-properties officeooo:rsid="06509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מטלה - ביטקוין</text:h>
      <text:p text:style-name="P3">יש לענות על שאלה אחת לבחירתכם.</text:p>
      <text:p text:style-name="P3"/>
      <text:p text:style-name="Heading_20_2">שאלה <text:span text:style-name="T1">1: חלוקה הוגנת במועדון כריה</text:span></text:p>
      <text:p text:style-name="P4">לאחר כמה ניסיונות כושלים לכרות בלוקים של ביטקוין<text:span text:style-name="T15"> בעזרת הסמארטפון שלכם</text:span>, החלטתם להקים <text:span text:style-name="T17">מועדון </text:span><text:span text:style-name="T18">כריה</text:span><text:span text:style-name="T19"> (mining pool)</text:span>. <text:span text:style-name="T20"><text:s/></text:span>פרסמתם מודעה באינטרנט, אספתם כמה כורים והסכמתם לכרות בלוקים ביח<text:span text:style-name="T3">ד. סיכמתם ביניכם, </text:span>שהראשון שיצליח <text:span text:style-name="T16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1">של כל בלוק </text:span>באופן יחסי לכמות העבודה שכל אחד השקיע.</text:p>
      <text:p text:style-name="P4"><text:span text:style-name="T2">מיצאו שיטה לחישוב </text:span>כמות העבודה שהשקיע כל <text:span text:style-name="T22">כורה בכריית בלוק נתון. פרטו והדגימו את השיטה.</text:span></text:p>
      <text:p text:style-name="P4"/>
      <text:p text:style-name="Heading_20_2">שאלה <text:span text:style-name="T4">2: קביעת רמת הקושי</text:span></text:p>
      <text:p text:style-name="P6"><text:span text:style-name="T26">לצורך השאלה, הניחו שקיימת </text:span>המחלקה הבאה<text:span text:style-name="T25">,</text:span> המייצגת בלוק בשרשרת-הבלוקים:</text:p>
      <text:p text:style-name="P16"><text:span text:style-name="T24">struct</text:span> Block {</text:p>
      <text:p text:style-name="P18"><text:s text:c="5"/>//... more methods</text:p>
      <text:p text:style-name="P16"><text:tab/><text:span text:style-name="T5">long </text:span>timestamp(); <text:span text:style-name="T8"><text:s text:c="2"/></text:span><text:span text:style-name="T9"><text:s/></text:span><text:span text:style-name="T8">// </text:span><text:span text:style-name="T10">time of block creation; </text:span><text:span text:style-name="T8">seconds since 1/1/2008</text:span></text:p>
      <text:p text:style-name="P19"><text:s text:c="5"/><text:span text:style-name="T35">double</text:span> difficulty(); <text:span text:style-name="T8"><text:s text:c="2"/>// level </text:span><text:span text:style-name="T11">of </text:span><text:span text:style-name="T8">difficulty in block creation time.</text:span></text:p>
      <text:p text:style-name="P20"><text:s text:c="5"/>Block* previous(); <text:s/><text:span text:style-name="T8">// the preceding block in the chain.</text:span></text:p>
      <text:p text:style-name="P18"><text:s text:c="5"/>//... more methods</text:p>
      <text:p text:style-name="P17">}<text:span text:style-name="T12">;</text:span></text:p>
      <text:p text:style-name="P23">רמת הקושי של כריית בלוק צריכה להתעדכן <text:span text:style-name="T36">בערך פעם ב</text:span>שבועיים. <text:span text:style-name="T23"><text:s/></text:span>כיתבו פונקציה <text:span text:style-name="T13">שאפשר להריץ פעם בשבועיים על-מנת להעריך את רמת הקושי הדרושה על-מנת שבלוק ייווצר בממוצע כל 10 דקות.</text:span></text:p>
      <text:p text:style-name="P25">הפונקציה מקבלת קישור לבלוק האחרון בשרשרת<text:span text:style-name="T14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4"><text:a xlink:type="simple" xlink:href="https://en.bitcoin.it/wiki/Difficulty#How_soon_might_I_expect_to_generate_a_block.3F" text:style-name="Internet_20_link" text:visited-style-name="Visited_20_Internet_20_Link"><text:span text:style-name="T7">https://en.bitcoin.it/wiki/Difficulty#How_soon_might_I_expect_to_generate_a_block.3F</text:span></text:a></text:p>
      <text:p text:style-name="P26"><text:span text:style-name="T6">כ</text:span>ותרת הפונקציה<text:span text:style-name="T31"> שאתם צריכים לממש</text:span>:</text:p>
      <text:p text:style-name="P22"><text:span text:style-name="T35">double</text:span> newDifficulty(Block* lastBlock);</text:p>
      <text:p text:style-name="P21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1">, ו</text:span>מהו הפתרון שמציעים יוזמי Bitcoin Green?<text:span text:style-name="T27"> </text:span></text:p>
      <text:p text:style-name="P8"><text:span text:style-name="T41">ב</text:span>. מה ההבדל בין Proof-of-Stake לבין Proof-of-work<text:span text:style-name="T30">, ומה הקשר לסעיף הקודם?</text:span></text:p>
      <text:p text:style-name="P29">שאלה 4: ארנקים ועסקאות<text:span text:style-name="T34"> - </text:span>תרגיל מעשי</text:p>
      <text:p text:style-name="P11"><text:span text:style-name="T28">א. </text:span>הורי<text:span text:style-name="T28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29"> הבלוק עם</text:span> העיסקה שעשיתם.</text:p>
      <text:p text:style-name="P27">שאלה <text:span text:style-name="T32">5: איזה כורה זוכה בבלוק?</text:span></text:p>
      <text:p text:style-name="P9">נני<text:span text:style-name="T32">ח שברשת ביטקוין ישנם חמישה כורים. יעילות הכריה היחסית שלהם באחוזים היא: 30, 25, 20, 15, 10. </text:span></text:p>
      <text:p text:style-name="P10">א. תארו אלגוריתם-כריה, שאם כל הכורים יממשו אותו - הכורה הראשון (30) יזכה בכל הבלוקים<text:span text:style-name="T33"> והאחרים לא יזכו בכלל.</text:span></text:p>
      <text:p text:style-name="P10">ב. תארו אלגוריתם-כריה אחר, שאם הכורה האחרון (10) יממש אותו - הוא יזכה בממוצע ב-10% מהבלוקים, לא משנה מה יעשו האחרים.</text:p>
      <text:p text:style-name="P28">שאלה <text:span text:style-name="T37">6: מתקפת פיני (על-שם Hal Finney שחשב עליה ראשון)</text:span></text:p>
      <text:p text:style-name="P12">נניח שמישהו, נקרא לו "התוקף", רוצה להשתמש במטבע אחד פעמיים. <text:span text:style-name="T39">הוא פועל לפי האלגוריתם הבא. <text:s/>הוא </text:span>כורה בלוקים באופן רגיל; <text:span text:style-name="T39">בכל בלוק שהוא כורה, </text:span>כאחת מ<text:span text:style-name="T44">-2000 </text:span>העיסקאות בבלוק, הוא מכניס עיסקה אחת <text:span text:style-name="T38">של מטבע א </text:span>מכתובת <text:span text:style-name="T38">ב</text:span> לכתובת <text:span text:style-name="T38">ג</text:span>, <text:span text:style-name="T40">כאשר שתי הכתובות</text:span> שייכות לו.<text:span text:style-name="T39"> <text:s text:c="3"/></text:span>ברגע שהוא מצא בלוק, במקום לפרסם אותו מייד, הוא הולך לחנות, קונה חפץ ומשלם עליו<text:span text:style-name="T38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1">מה הסיכון שהתוקף לוקח? באיזה מקרה ההתקפה תיכשל, וכמה יפסיד התוקף במקרה זה?</text:span></text:p>
      <text:p text:style-name="P15">ב. <text:span text:style-name="T43">המוכר מחכה t דקות לפני מסירת החפץ. מה צריך להיות ערך החפץ כך שההתקפה תהיה כדאית?</text:span></text:p>
      <text:p text:style-name="P14">ג. מה יכול המוכר לעשות כדי <text:span text:style-name="T42">להגן </text:span>על עצמו מהתקפה זו<text:span text:style-name="T42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6:05.527475735</dc:date>
    <meta:editing-duration>P11DT14H40M15S</meta:editing-duration>
    <meta:editing-cycles>1432</meta:editing-cycles>
    <meta:document-statistic meta:table-count="0" meta:image-count="0" meta:object-count="0" meta:page-count="2" meta:paragraph-count="42" meta:word-count="544" meta:character-count="3351" meta:non-whitespace-character-count="2805"/>
  </office:meta>
</office:document-meta>
</file>